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87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table:number-columns-repeated="2"/>
          <table:table-cell table:style-name="ce36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E30])" office:value-type="float" office:value="2041.65942028985" calcext:value-type="float">
            <text:p>2041.6594202899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table:style-name="ce36"/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;[.F30])" office:value-type="float" office:value="904.521739130435" calcext:value-type="float">
            <text:p>904.5217391304</text:p>
          </table:table-cell>
          <table:table-cell table:style-name="ce61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table:number-columns-repeated="2"/>
          <table:table-cell table:style-name="ce26"/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7908.3333333333" calcext:value-type="float">
            <text:p>57908.3333333333</text:p>
          </table:table-cell>
          <table:table-cell table:style-name="ce45"/>
          <table:table-cell table:formula="of:=SUM([.J4:.J29])" office:value-type="float" office:value="132100" calcext:value-type="float">
            <text:p>1321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table:number-columns-repeated="4"/>
          <table:table-cell table:style-name="ce26"/>
          <table:table-cell table:style-name="ce26" table:formula="of:=SUM([.B33:.F33])" office:value-type="float" office:value="11500" calcext:value-type="float">
            <text:p>11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];[.C60];[.F60])" office:value-type="float" office:value="479.166666666667" calcext:value-type="float">
            <text:p>479.1666666667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9:.F60])" office:value-type="float" office:value="479.166666666667" calcext:value-type="float">
            <text:p>479.1666666667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];[.C60];[.F60])" office:value-type="float" office:value="479.166666666667" calcext:value-type="float">
            <text:p>479.1666666667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E60])" office:value-type="float" office:value="479.166666666667" calcext:value-type="float">
            <text:p>479.1666666667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9:.F60])" office:value-type="float" office:value="479.166666666667" calcext:value-type="float">
            <text:p>479.1666666667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table:style-name="ce65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table:style-name="ce65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60];[.F60])"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Hasmik N</text:p>
          </table:table-cell>
          <table:table-cell table:number-columns-repeated="3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5" office:value-type="float" office:value="0" calcext:value-type="float">
            <text:p>0</text:p>
          </table:table-cell>
          <table:table-cell table:formula="of:=[.D33]/24" office:value-type="float" office:value="0" calcext:value-type="float">
            <text:p>0</text:p>
          </table:table-cell>
          <table:table-cell table:formula="of:=[.E33]/23" office:value-type="float" office:value="0" calcext:value-type="float">
            <text:p>0</text:p>
          </table:table-cell>
          <table:table-cell table:formula="of:=[.F33]/25" office:value-type="float" office:value="0" calcext:value-type="float">
            <text:p>0</text:p>
          </table:table-cell>
          <table:table-cell/>
          <table:table-cell table:style-name="ce26" table:formula="of:=SUM([.H34:.H59])" office:value-type="float" office:value="11500" calcext:value-type="float">
            <text:p>11500</text:p>
          </table:table-cell>
          <table:table-cell table:style-name="ce4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1:52:10.921663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13T11:59:52.858054943</dc:date>
    <meta:editing-duration>P13DT4H20M5S</meta:editing-duration>
    <meta:editing-cycles>3647</meta:editing-cycles>
    <meta:generator>LibreOffice/4.2.8.2$Linux_X86_64 LibreOffice_project/420m0$Build-2</meta:generator>
    <meta:document-statistic meta:table-count="23" meta:cell-count="10905" meta:object-count="0"/>
  </office:meta>
</office:document-meta>
</file>